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rsid="001d8fb5" officeooo:paragraph-rsid="001d8fb5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666666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666666" draw:secondary-fill-color="#d4ea6b" draw:opacity="100%" draw:textarea-horizontal-align="center" draw:textarea-vertical-align="middle" draw:auto-grow-height="false" draw:fit-to-size="false" style:shrink-to-fit="false" fo:min-height="20.639cm" fo:min-width="29.138cm" fo:padding-top="0.143cm" fo:padding-bottom="0.143cm" fo:padding-left="0.263cm" fo:padding-right="0.263cm" fo:wrap-option="wrap" draw:shadow="hidden" draw:shadow-offset-x="0.071cm" draw:shadow-offset-y="0.071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imple 2" draw:style-name="gr1" draw:text-style-name="P3" svg:width="29.662cm" svg:height="20.924cm" svg:x="3.628cm" svg:y="3.628cm"><text:p text:style-name="P2"><text:span text:style-name="T1">De: JN</text:span></text:p><text:p text:style-name="P2"><text:span text:style-name="T1">Para: C.Frigorifica</text:span></text:p><text:p text:style-name="P2"><text:span text:style-name="T1">nf. 3021</text:span></text:p><text:p text:style-name="P2"><text:span text:style-name="T1">Vilheto</text:span></text:p><text:p text:style-name="P2"><text:span text:style-name="T1">Vol. <text:s text:c="3"/>/ 2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9328.70009219204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29T08:54:42.856000000</meta:creation-date>
    <dc:date>2022-11-24T10:00:43.511000000</dc:date>
    <meta:editing-duration>PT11H29M54S</meta:editing-duration>
    <meta:editing-cycles>17</meta:editing-cycles>
    <meta:generator>LibreOffice/7.4.0.3$Windows_X86_64 LibreOffice_project/f85e47c08ddd19c015c0114a68350214f7066f5a</meta:generator>
    <meta:print-date>2022-11-24T09:40:29.848000000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